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arial" svg:font-family="arial, sans-serif"/>
    <style:font-face style:name="Arial1" svg:font-family="Arial" style:font-family-generic="swis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219cm" style:rel-column-width="12409*"/>
    </style:style>
    <style:style style:name="Table1.B" style:family="table-column">
      <style:table-column-properties style:column-width="13.781cm" style:rel-column-width="5312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242cm" style:rel-column-width="12497*"/>
    </style:style>
    <style:style style:name="Table3.B" style:family="table-column">
      <style:table-column-properties style:column-width="13.758cm" style:rel-column-width="5303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4" style:family="table">
      <style:table-properties style:width="17.013cm" fo:margin-left="0cm" table:align="left"/>
    </style:style>
    <style:style style:name="Table4.A" style:family="table-column">
      <style:table-column-properties style:column-width="3.228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fo:break-before="column" table:align="margins"/>
    </style:style>
    <style:style style:name="Table5.A" style:family="table-column">
      <style:table-column-properties style:column-width="4.498cm" style:rel-column-width="2550*"/>
    </style:style>
    <style:style style:name="Table5.B" style:family="table-column">
      <style:table-column-properties style:column-width="12.502cm" style:rel-column-width="7088*"/>
    </style:style>
    <style:style style:name="Table5.A1" style:family="table-cell">
      <style:table-cell-properties fo:padding="0.097cm" fo:border="none"/>
    </style:style>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text-properties style:text-underline-style="solid" style:text-underline-width="auto" style:text-underline-color="font-color"/>
    </style:style>
    <style:style style:name="P4" style:family="paragraph" style:parent-style-name="Footer">
      <style:paragraph-properties fo:text-align="end"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fo:break-before="page"/>
    </style:style>
    <style:style style:name="P7" style:family="paragraph" style:parent-style-name="Heading">
      <style:paragraph-properties fo:text-align="center" style:justify-single-word="false"/>
    </style:style>
    <style:style style:name="P8" style:family="paragraph" style:parent-style-name="Text_20_body">
      <style:paragraph-properties fo:text-align="start" style:justify-single-word="false"/>
    </style:style>
    <style:style style:name="P9" style:family="paragraph" style:parent-style-name="Table_20_Contents" style:list-style-name="L1">
      <style:paragraph-properties fo:text-align="start" style:justify-single-word="false"/>
    </style:style>
    <style:style style:name="P10" style:family="paragraph" style:parent-style-name="Table_20_Contents" style:list-style-name="L2">
      <style:paragraph-properties fo:text-align="start" style:justify-single-word="false"/>
    </style:style>
    <style:style style:name="P11" style:family="paragraph" style:parent-style-name="Heading_20_1">
      <style:paragraph-properties fo:break-before="page"/>
    </style:style>
    <style:style style:name="T1" style:family="text">
      <style:text-properties style:font-name="Arial1" fo:font-size="11pt" style:font-name-asian="Arial1" style:font-size-asian="11pt" style:font-name-complex="Arial1"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EXTRACTION </text:p>
      <text:p text:style-name="P7">FOR </text:p>
      <text:p text:style-name="P7">PUBLIC USERS</text:p>
      <text:h text:style-name="P11" text:outline-level="1">General information about extraction</text:h>
      <table:table table:name="Table1" table:style-name="Table1">
        <table:table-column table:style-name="Table1.A"/>
        <table:table-column table:style-name="Table1.B"/>
        <table:table-row>
          <table:table-cell table:style-name="Table1.A1" office:value-type="string">
            <text:p text:style-name="P2">General</text:p>
          </table:table-cell>
          <table:table-cell table:style-name="Table1.B1" office:value-type="string">
            <text:p text:style-name="P2">CPR system's data content is now used to update a large number of public records and computer systems containing personal and street data. The updating is done by daily or periodic delivery of extraction files.</text:p>
            <text:p text:style-name="P2">All public users, according to the Social Security Act be supplied with information from CPR if there is a need for it.</text:p>
            <text:p text:style-name="P2">CPR system contains the following data:</text:p>
            <text:list xml:id="list34293216" text:style-name="L1">
              <text:list-item>
                <text:p text:style-name="P9">Personal data is data about a single person.</text:p>
              </text:list-item>
              <text:list-item>
                <text:p text:style-name="P9">street data that contains all the country roads, with various administrative divisions such as postcodes and parishes.</text:p>
              </text:list-item>
              <text:list-item>
                <text:p text:style-name="P9">Authority data that contains names and address information for</text:p>
              </text:list-item>
              <text:list-item>
                <text:p text:style-name="P9">declaratory authorities in CPR.</text:p>
              </text:list-item>
            </text:list>
          </table:table-cell>
        </table:table-row>
        <table:table-row>
          <table:table-cell table:style-name="Table1.A2" office:value-type="string">
            <text:p text:style-name="P2">What is extraction</text:p>
          </table:table-cell>
          <table:table-cell table:style-name="Table1.B2" office:value-type="string">
            <text:p text:style-name="P2">Extraction is the provision of extraction files with data from the CPR system, delivered either daily or as status extraction as needed.</text:p>
            <text:p text:style-name="P2">The group of persons to be supplied data, limited according to extraction the user wants.</text:p>
            <text:p text:style-name="P2">The group of persons may be delivered either by yourself or limited by agreement with the Social Security office. Delimitation can, for instance, be geographic or age-related and can be combined.</text:p>
            <text:p text:style-name="P2">The group of persons -if not limited- would otherwise have a total flow of CPR's data content will necessitate extraction, processing approx. 9 million people (status extraction without key).</text:p>
            <text:p text:style-name="P2">Which output to be delivered is determined by the user and the output comes in the form that the user wishes. The aim, however -as far as possible- is using standard extraction.</text:p>
          </table:table-cell>
        </table:table-row>
        <table:table-row>
          <table:table-cell table:style-name="Table1.A2" office:value-type="string">
            <text:p text:style-name="P2">Ordering</text:p>
          </table:table-cell>
          <table:table-cell table:style-name="Table1.B2" office:value-type="string">
            <text:p text:style-name="P2">For the sake of the necessary processing, where the CPR office together with the user examine its needs and desires, and find it for the user most economical solution, the delivery time of extraction varies. It is therefore important that the user in time as possible to make an approach to Social Security office for the <text:soft-page-break/>provision of extracts from CPR.</text:p>
            <text:p text:style-name="P2">Requests for extraction may be made only by written request from the public user unless otherwise agreed. The request must include a statement:</text:p>
            <text:list xml:id="list34287449" text:style-name="L2">
              <text:list-item>
                <text:p text:style-name="P10">The purpose for which the desired material shall be used</text:p>
              </text:list-item>
              <text:list-item>
                <text:p text:style-name="P10">Information about the contact person with the authority that CPR Office may write to</text:p>
              </text:list-item>
              <text:list-item>
                <text:p text:style-name="P10">Desired input / output media</text:p>
              </text:list-item>
              <text:list-item>
                <text:p text:style-name="P10">Time of requested delivery</text:p>
              </text:list-item>
              <text:list-item>
                <text:p text:style-name="P10"><text:s/>If necessary, reference to previous delivery</text:p>
              </text:list-item>
            </text:list>
            <text:p text:style-name="P2">The user can then possibly. be contacted for clarification of various issues.</text:p>
          </table:table-cell>
        </table:table-row>
        <table:table-row>
          <table:table-cell table:style-name="Table1.A2" office:value-type="string">
            <text:p text:style-name="P2">Approval</text:p>
          </table:table-cell>
          <table:table-cell table:style-name="Table1.B2" office:value-type="string">
            <text:p text:style-name="P2">When CPR office has all the information submitted extraction description and post structures (building output), standard conditions and a cost estimate with a deadline for the user to respond before the extraction is carried out. Costs associated with extraction, paid by the public user.</text:p>
          </table:table-cell>
        </table:table-row>
        <table:table-row>
          <table:table-cell table:style-name="Table1.A2" office:value-type="string">
            <text:p text:style-name="P2">Test drive</text:p>
          </table:table-cell>
          <table:table-cell table:style-name="Table1.B2" office:value-type="string">
            <text:p text:style-name="P2">CPR Office reserves the right to request a test drive before the actual extraction, and the user can request such a test. The user pays the costs associated with the test</text:p>
          </table:table-cell>
        </table:table-row>
        <table:table-row>
          <table:table-cell table:style-name="Table1.A2" office:value-type="string">
            <text:p text:style-name="P2">Research, etc</text:p>
          </table:table-cell>
          <table:table-cell table:style-name="Table1.B2" office:value-type="string">
            <text:p text:style-name="P2">Delivery of the researcher extracts are by. First January 2007 entered into</text:p>
            <text:p text:style-name="P2">Board of Health. Refer to the</text:p>
            <text:p text:style-name="P2"><text:a xlink:type="simple" xlink:href="http://www.sundhedsstyrelsen.dk/Indberetning%20og%20statistik/Forskerservice.aspx">http://www.sundhedsstyrelsen.dk/Indberetning%20og%20statistik/Forskerservice.aspx</text:a></text:p>
          </table:table-cell>
        </table:table-row>
        <table:table-row>
          <table:table-cell table:style-name="Table1.A2" office:value-type="string">
            <text:p text:style-name="P2">More</text:p>
          </table:table-cell>
          <table:table-cell table:style-name="Table1.B2" office:value-type="string">
            <text:p text:style-name="Table_20_Contents">This document may not contain all information about the different types of extraction and input and output forms. CPR Office should always be contacted if there are specific questions or doubts about the technical cooperation.</text:p>
            <text:p text:style-name="P3">All inquiries regarding extraction addressed to:</text:p>
            <text:p text:style-name="Table_20_Contents">CPR-kontoret</text:p>
            <text:p text:style-name="Table_20_Contents">Finsensvej 15</text:p>
            <text:p text:style-name="Table_20_Contents"><text:soft-page-break/>2000 Frederiksberg</text:p>
            <text:p text:style-name="Table_20_Contents"/>
            <text:p text:style-name="Table_20_Contents">Telefax: 72 26 97 42</text:p>
            <text:p text:style-name="Table_20_Contents">Telephone inquiries to CPR Office Client can be performed directly by phone 72 26 97 45 (Monday to Friday: 8-11 and 12-14)</text:p>
            <text:p text:style-name="Table_20_Contents">or by e-mail address: kc@cpr.dk</text:p>
          </table:table-cell>
        </table:table-row>
      </table:table>
      <text:p text:style-name="P5"/>
      <text:p text:style-name="P6">General change extraction</text:p>
      <table:table table:name="Table3" table:style-name="Table3">
        <table:table-column table:style-name="Table3.A"/>
        <table:table-column table:style-name="Table3.B"/>
        <table:table-row>
          <table:table-cell table:style-name="Table3.A1" office:value-type="string">
            <text:p text:style-name="P2">General</text:p>
          </table:table-cell>
          <table:table-cell table:style-name="Table3.B1" office:value-type="string">
            <text:p text:style-name="P2">Change Extraction is an extract in which the user takes delivery of the daily changes that have occurred in a given group of people. The group of persons may, for example. be defined geographically, for example. a municipality, or be defined by the customer using the PNR subscription.</text:p>
            <text:p text:style-name="P2">A change in extraction typically starts with the user receiving a status extraction on a given date with a group of people and data content for that.</text:p>
            <text:p text:style-name="P2">The data content of the personal scope is then maintained by CPR with the daily change slides (5 times a week Monday to Friday).</text:p>
          </table:table-cell>
        </table:table-row>
      </table:table>
      <text:h text:style-name="Heading_20_2" text:outline-level="2">PERSONS WITH:</text:h>
      <table:table table:name="Table4" table:style-name="Table4">
        <table:table-column table:style-name="Table4.A"/>
        <table:table-column table:style-name="Table4.B"/>
        <table:table-row>
          <table:table-cell table:style-name="Table4.A1" office:value-type="string">
            <text:p text:style-name="P2">PNR subscription</text:p>
          </table:table-cell>
          <table:table-cell table:style-name="Table4.B1" office:value-type="string">
            <text:p text:style-name="P2">Here comes the user PNR of the persons to be selected in CPR (PNR subscription). The user must use their own creation and deletion of PNR subscription in CPR. When creating a new PNR subscription, the user gets complete data back.</text:p>
            <text:p text:style-name="P2">The user can send requisitions on a single person in or outside his personal circle and thereby gain complete data back (there is no set subscription).</text:p>
          </table:table-cell>
        </table:table-row>
        <table:table-row>
          <table:table-cell table:style-name="Table4.A2" office:value-type="string">
            <text:p text:style-name="P2">Geographic boundary</text:p>
          </table:table-cell>
          <table:table-cell table:style-name="Table4.B2" office:value-type="string">
            <text:p text:style-name="P2">This outlines the user group of people using a geographic boundary through the Municipal Code (s). If someone is a newcomer to the municipality, the user gets complete data on the person. The user can also add subscription for out of town people.</text:p>
            <text:p text:style-name="P2">The user can send requisitions on a single person in or outside his personal circle and thereby gain complete data back (there is no set subscription)</text:p>
          </table:table-cell>
        </table:table-row>
        <table:table-row>
          <table:table-cell table:style-name="Table4.A2" office:value-type="string">
            <text:p text:style-name="P2">Daily changes</text:p>
          </table:table-cell>
          <table:table-cell table:style-name="Table4.B2" office:value-type="string">
            <text:p text:style-name="P2">The typical changes in the above extraction is based on updates on incidents such as are migrations, marriages, deaths, etc.</text:p>
          </table:table-cell>
        </table:table-row>
        <table:table-row>
          <table:table-cell table:style-name="Table4.A2" office:value-type="string">
            <text:p text:style-name="P2">Update of CPR</text:p>
          </table:table-cell>
          <table:table-cell table:style-name="Table4.B2" office:value-type="string">
            <text:p text:style-name="P2">Updating of CPR's data content is by direct reporting (online) from population registers and other authorities to CPR.</text:p>
            <text:p text:style-name="P2">The update consists of a series of events.</text:p>
            <text:p text:style-name="P2">The division in updating events occurs primarily for CPR Office's internal management, but event codes may to some extent also used by the CPR Office customers in connection with their interpretation of the data received. This must <text:soft-page-break/>be done with great caution, since CPR Office reserves the right at short notice to delete, modify and add event codes.</text:p>
          </table:table-cell>
        </table:table-row>
        <table:table-row>
          <table:table-cell table:style-name="Table4.A2" office:value-type="string">
            <text:p text:style-name="P2">Street change extraction</text:p>
          </table:table-cell>
          <table:table-cell table:style-name="Table4.B2" office:value-type="string">
            <text:p text:style-name="P2">There can be delivered change extraction of roads and road districts.</text:p>
            <text:p text:style-name="P2">Frequently requested changes for street name, city name, zip code and postal district, so that the user via own register themselves affixing an addressing address of persons.</text:p>
            <text:p text:style-name="P2">This can be an economical and maintenance-friendly benefit to the user.</text:p>
            <text:p text:style-name="P2">The user can also request output on a single street without having made the updating of the road.</text:p>
            <text:p text:style-name="P2">Changes to roads and road districts is updated 5 times a week (weekdays) and delivered daily.</text:p>
          </table:table-cell>
        </table:table-row>
      </table:table>
      <text:p text:style-name="P5"/>
      <text:p text:style-name="P5"/>
      <text:h text:style-name="P11" text:outline-level="1">Data description</text:h>
      <table:table table:name="Table5" table:style-name="Table5">
        <table:table-column table:style-name="Table5.A"/>
        <table:table-column table:style-name="Table5.B"/>
        <table:table-row>
          <table:table-cell table:style-name="Table5.A1" office:value-type="string">
            <text:p text:style-name="Table_20_Contents">INTRODUCTION</text:p>
          </table:table-cell>
          <table:table-cell table:style-name="Table5.A1" office:value-type="string">
            <text:p text:style-name="Table_20_Contents">The following describes the fields that can be delivered in an extract from CPR.</text:p>
            <text:p text:style-name="Table_20_Contents">For a new customer, it may be a major task to select which data fields to be included in a pull-out and prepare proposals on how the detailed specifications of extraction should be.</text:p>
            <text:p text:style-name="Table_20_Contents">Therefore, CPR Office prepared a number of standard programs (recycling extraction) covering most customer needs. The programs used as follows to approx. 80% of all withdrawals.</text:p>
            <text:p text:style-name="Table_20_Contents">New extraction customers are invited to give an overall description of their data needs for CPR office, which then can determine whether any of the existing standard extraction can be used advantageously.</text:p>
            <text:p text:style-name="Table_20_Contents">Described below are two examples of standard extraction. First a status extraction and then a change in leaves.</text:p>
          </table:table-cell>
        </table:table-row>
        <table:table-row>
          <table:table-cell table:style-name="Table5.A1" office:value-type="string">
            <text:p text:style-name="Table_20_Contents">STATUS EXTRACTS U12180-p</text:p>
          </table:table-cell>
          <table:table-cell table:style-name="Table5.A1" office:value-type="string">
            <text:p text:style-name="Table_20_Contents">The input to extract a series of security numbers, which are supplied by the customer. For each of these social security numbers extracted data arranged in different record types. The program is parameter controlled so that output to a certain extent can be adapted to each customer.</text:p>
            <text:p text:style-name="Table_20_Contents">The extract may form the following types of record.</text:p>
            <text:p text:style-name="Table_20_Contents">Record Type 001 Individual Information.<text:line-break/>Record type is always delivered.</text:p>
            <text:p text:style-name="Table_20_Contents">Record Type 002 Current address information.<text:line-break/>By selecting this type of record, the record type 004 can also be selected.</text:p>
            <text:p text:style-name="Table_20_Contents">Record Type 003 Addressing Name and address clearly written.<text:line-break/>By selecting this type of record, the record type 004 is also selected.</text:p>
            <text:p text:style-name="Table_20_Contents">This record type is not supplied with the person's other record types - but comes at the end of extraction for all persons</text:p>
            <text:p text:style-name="Table_20_Contents">- For larger systems, record type 002 and CPR's road register is used instead of the record type 003</text:p>
            <text:p text:style-name="Table_20_Contents"><text:soft-page-break/>Record Type 004 Protections.<text:line-break/>Must be selected if 002, 003 or 008 is selected.</text:p>
            <text:p text:style-name="Table_20_Contents">Record Type 005 Current exit data and foreign address.</text:p>
            <text:p text:style-name="Table_20_Contents">006 Contact address.</text:p>
            <text:p text:style-name="Table_20_Contents">007 Current attempt gain information.</text:p>
            <text:p text:style-name="Table_20_Contents">008 Current name information.</text:p>
            <text:p text:style-name="Table_20_Contents">By selecting this type of record, the record type 004 is also selected.</text:p>
            <text:p text:style-name="Table_20_Contents">009 Birth Registration Information.</text:p>
            <text:p text:style-name="Table_20_Contents">010 Current citizenship.</text:p>
            <text:p text:style-name="Table_20_Contents">011 Church Information.</text:p>
            <text:p text:style-name="Table_20_Contents">012 current marital status.</text:p>
            <text:p text:style-name="Table_20_Contents">013 Current separation.</text:p>
            <text:p text:style-name="Table_20_Contents">014 Children.</text:p>
            <text:p text:style-name="Table_20_Contents">015 Mother and father data.</text:p>
            <text:p text:style-name="Table_20_Contents">016 Custody.</text:p>
            <text:p text:style-name="Table_20_Contents">017 disempowerment-guardian.</text:p>
            <text:p text:style-name="Table_20_Contents">018 Municipal conditions.</text:p>
            <text:p text:style-name="Table_20_Contents">019 Notes.</text:p>
            <text:p text:style-name="Table_20_Contents">020 Election Information.</text:p>
            <text:p text:style-name="Table_20_Contents">021 Relocation order.</text:p>
            <text:p text:style-name="Table_20_Contents">022 Historical Security numbers.</text:p>
            <text:p text:style-name="Table_20_Contents">023 Historical addresses.</text:p>
            <text:p text:style-name="Table_20_Contents">024 Historical exit, entry information and international addresses.</text:p>
            <text:p text:style-name="Table_20_Contents">025 Historical attempt reclamation and retrieval information.</text:p>
            <text:p text:style-name="Table_20_Contents">026 Historical name information.</text:p>
            <text:p text:style-name="Table_20_Contents"><text:soft-page-break/>027 Historical citizenships.</text:p>
            <text:p text:style-name="Table_20_Contents">028 Historic Church information.</text:p>
            <text:p text:style-name="Table_20_Contents">029 Historical civil states.</text:p>
            <text:p text:style-name="Table_20_Contents">030 Historical separations.</text:p>
            <text:p text:style-name="Table_20_Contents">031 Mother with Clear written address.</text:p>
            <text:p text:style-name="Table_20_Contents">032 Father with clear written address.</text:p>
            <text:p text:style-name="Table_20_Contents">033 Child with Clear Written address.</text:p>
            <text:p text:style-name="Table_20_Contents">910 Error Records.</text:p>
            <text:p text:style-name="Table_20_Contents">Must not be selected as the type of records are always supplied by errors in input data.</text:p>
          </table:table-cell>
        </table:table-row>
        <table:table-row>
          <table:table-cell table:style-name="Table5.A1" office:value-type="string">
            <text:p text:style-name="Table_20_Contents">CHANGE EXTRACT <text:span text:style-name="T1">U12170-p</text:span></text:p>
          </table:table-cell>
          <table:table-cell table:style-name="Table5.A1" office:value-type="string">
            <text:p text:style-name="Table_20_Contents">When the customer wishes to subscribe to a number of new people, sent the person's CPR numbers to the CPR office. For each of these CPR numbers data is extracted arranged in different record types. The program is parameter controlled so that output to a certain extent can be adapted to each customer. This corresponds to a state extension, but in addition the customer will continue to receive information each time that person in the group are changes in the data that the customer has chosen to subscribe to.</text:p>
            <text:p text:style-name="Table_20_Contents">The extract may form the following types of record. However, record types 001, 099 and possibly. 910 are always delivered, while other record types are optional:</text:p>
            <text:p text:style-name="Table_20_Contents">Record Type 001 Individual Information.<text:line-break/>Record type is always delivered.</text:p>
            <text:p text:style-name="Table_20_Contents">Record Type 002 Current address information.<text:line-break/>By selecting this type of record, the record type 004 is also selected.</text:p>
            <text:p text:style-name="Table_20_Contents">Record Type 003 Addressing Name and address clearly written.<text:line-break/>By selecting this type of record, the record type 004 is also selected.</text:p>
            <text:p text:style-name="Table_20_Contents">This record type is not supplied with a person with other record types - but comes at the end of extraction for all persons.</text:p>
            <text:p text:style-name="Table_20_Contents">For larger systems, record type 002 and CPR's road register is used <text:soft-page-break/>instead of the record type 003.</text:p>
            <text:p text:style-name="Table_20_Contents">Record Type 004 Protections.<text:line-break/>Must be selected if 002, 003 or 008 is selected.</text:p>
            <text:p text:style-name="Table_20_Contents">Record Type 005 Current exit data and foreign address.</text:p>
            <text:p text:style-name="Table_20_Contents">006 Contact address.</text:p>
            <text:p text:style-name="Table_20_Contents">007 Current Current attempt gain information.</text:p>
            <text:p text:style-name="Table_20_Contents">008 Current name information.<text:line-break/>By selecting this type of record, the record type 004 is also selected.</text:p>
            <text:p text:style-name="Table_20_Contents">009 Birth Registration Information.</text:p>
            <text:p text:style-name="Table_20_Contents">010 Current citizenship.</text:p>
            <text:p text:style-name="Table_20_Contents">011 Church Information.</text:p>
            <text:p text:style-name="Table_20_Contents">012 current marital status.</text:p>
            <text:p text:style-name="Table_20_Contents">013 Current separation.</text:p>
            <text:p text:style-name="Table_20_Contents">014 Children.</text:p>
            <text:p text:style-name="Table_20_Contents">015 Mother and father data.</text:p>
            <text:p text:style-name="Table_20_Contents">016 Custody.</text:p>
            <text:p text:style-name="Table_20_Contents">017 Dis-empowerment / guardian.</text:p>
            <text:p text:style-name="Table_20_Contents">018 Municipal conditions.</text:p>
            <text:p text:style-name="Table_20_Contents">019 Notes.</text:p>
            <text:p text:style-name="Table_20_Contents">020 Election Information.</text:p>
            <text:p text:style-name="Table_20_Contents">021 Relocation order.</text:p>
            <text:p text:style-name="Table_20_Contents">022 Historical CPR numbers.</text:p>
            <text:p text:style-name="Table_20_Contents">023 Historical addresses.</text:p>
            <text:p text:style-name="Table_20_Contents">024 Historical exit, entry information and international addresses.</text:p>
            <text:p text:style-name="Table_20_Contents">025 Historical attempt reclamation and retrieval information.</text:p>
            <text:p text:style-name="Table_20_Contents"><text:soft-page-break/>026 Historical name information.</text:p>
            <text:p text:style-name="Table_20_Contents">027 Historical citizenships.</text:p>
            <text:p text:style-name="Table_20_Contents">028 Historic Church information.</text:p>
            <text:p text:style-name="Table_20_Contents">029 Historical civil states</text:p>
            <text:p text:style-name="Table_20_Contents">030 Historical separations.</text:p>
            <text:p text:style-name="Table_20_Contents">099 Incidents</text:p>
            <text:p text:style-name="Table_20_Contents">910 Error Records.<text:line-break/>Must not be selected as the type of records are always supplied by errors in input data.</text:p>
            <text:p text:style-name="Table_20_Contents">A special advantage of this extension is that it fits together with (gives the same output) as a standard program, Social Security Office has developed CPR Direct (OFF4) - which can deliver record types 001 - 018</text:p>
          </table:table-cell>
        </table:table-row>
      </table:table>
      <text:p text:style-name="Text_20_body"/>
      <text:p text:style-name="P5"/>
      <text:h text:style-name="P11" text:outline-level="1">SUMMARY OF DATA FIELDS IN CPR SYSTEM (CURRENT AND HISTORICAL)</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arial" svg:font-family="arial, sans-serif"/>
    <style:font-face style:name="Arial1" svg:font-family="Arial" style:font-family-generic="swis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cm" fo:margin-bottom="0.3cm"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table:table table:name="Table2" table:style-name="Table2">
          <table:table-column table:style-name="Table2.A"/>
          <table:table-column table:style-name="Table2.B"/>
          <table:table-row>
            <table:table-cell table:style-name="Table2.A1" office:value-type="string">
              <text:p text:style-name="Header">Central Person Register</text:p>
            </table:table-cell>
            <table:table-cell table:style-name="Table2.A1" office:value-type="string">
              <text:p text:style-name="MP1">CPR-KONTORET</text:p>
            </table:table-cell>
          </table:table-row>
          <table:table-row>
            <table:table-cell table:style-name="Table2.A1" office:value-type="string">
              <text:p text:style-name="Table_20_Contents">Extraction guide to public users</text:p>
            </table:table-cell>
            <table:table-cell table:style-name="Table2.A1" office:value-type="string">
              <text:p text:style-name="MP1"/>
            </table:table-cell>
          </table:table-row>
          <table:table-row>
            <table:table-cell table:style-name="Table2.A1" office:value-type="string">
              <text:p text:style-name="Table_20_Contents"/>
            </table:table-cell>
            <table:table-cell table:style-name="Table2.A1" office:value-type="string">
              <text:p text:style-name="MP1">Page <text:page-number text:select-page="current">1</text:page-number></text:p>
            </table:table-cell>
          </table:table-row>
        </table:table>
        <text:p text:style-name="Header"/>
      </style:header>
      <style:footer>
        <text:p text:style-name="MP2">Extraction for public users</text:p>
        <text:p text:style-name="MP2">Version 9 – July 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4T14:40:36.75</meta:creation-date>
    <dc:date>2012-05-27T16:07:51.24</dc:date>
    <meta:editing-duration>PT3H4M47S</meta:editing-duration>
    <meta:editing-cycles>4</meta:editing-cycles>
    <meta:generator>LibreOffice/3.4$Win32 LibreOffice_project/340m1$Build-103</meta:generator>
    <meta:document-statistic meta:table-count="5" meta:image-count="0" meta:object-count="0" meta:page-count="12" meta:paragraph-count="0" meta:word-count="1879" meta:character-count="11591" meta:non-whitespace-character-count="9879"/>
  </office:meta>
</office:document-meta>
</file>